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17826b" officeooo:paragraph-rsid="0017826b"/>
    </style:style>
    <style:style style:name="P6" style:family="paragraph" style:parent-style-name="Text_20_body">
      <style:text-properties officeooo:rsid="00191e19" officeooo:paragraph-rsid="00191e19"/>
    </style:style>
    <style:style style:name="P7" style:family="paragraph" style:parent-style-name="Text_20_body">
      <style:text-properties officeooo:rsid="0019ee66" officeooo:paragraph-rsid="0019ee66"/>
    </style:style>
    <style:style style:name="P8" style:family="paragraph" style:parent-style-name="Text_20_body">
      <style:text-properties officeooo:rsid="001ad351" officeooo:paragraph-rsid="001ad351"/>
    </style:style>
    <style:style style:name="P9" style:family="paragraph" style:parent-style-name="Text_20_body">
      <style:text-properties officeooo:rsid="00253f2c" officeooo:paragraph-rsid="002e73fe"/>
    </style:style>
    <style:style style:name="P10" style:family="paragraph" style:parent-style-name="Text_20_body">
      <style:text-properties officeooo:rsid="00253f2c" officeooo:paragraph-rsid="002fbbe1"/>
    </style:style>
    <style:style style:name="P11" style:family="paragraph" style:parent-style-name="Text_20_body">
      <style:text-properties officeooo:rsid="0030f58b" officeooo:paragraph-rsid="0030f58b"/>
    </style:style>
    <style:style style:name="P12" style:family="paragraph" style:parent-style-name="Text_20_body">
      <style:text-properties officeooo:rsid="003d6b6a" officeooo:paragraph-rsid="003d6b6a"/>
    </style:style>
    <style:style style:name="P13" style:family="paragraph" style:parent-style-name="Text_20_body">
      <style:text-properties officeooo:rsid="00437112" officeooo:paragraph-rsid="00437112"/>
    </style:style>
    <style:style style:name="P14" style:family="paragraph" style:parent-style-name="Text_20_body">
      <style:text-properties officeooo:rsid="0012212e" officeooo:paragraph-rsid="0012212e"/>
    </style:style>
    <style:style style:name="P15" style:family="paragraph" style:parent-style-name="Text_20_body">
      <style:text-properties officeooo:rsid="0048cb94" officeooo:paragraph-rsid="0048cb94"/>
    </style:style>
    <style:style style:name="P16" style:family="paragraph" style:parent-style-name="Title" style:master-page-name="First_20_Page">
      <style:paragraph-properties style:page-number="auto"/>
      <style:text-properties officeooo:rsid="0012212e" officeooo:paragraph-rsid="0012212e"/>
    </style:style>
    <style:style style:name="P17" style:family="paragraph" style:parent-style-name="Heading_20_1">
      <style:text-properties officeooo:rsid="0017826b" officeooo:paragraph-rsid="0017826b"/>
    </style:style>
    <style:style style:name="P18" style:family="paragraph" style:parent-style-name="Heading_20_1">
      <style:paragraph-properties fo:break-before="page"/>
    </style:style>
    <style:style style:name="P19" style:family="paragraph" style:parent-style-name="Contents_20_Heading" style:master-page-name="Standard">
      <style:paragraph-properties style:page-number="1" fo:break-before="page"/>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Heading_20_2">
      <style:text-properties officeooo:rsid="00191e19" officeooo:paragraph-rsid="00191e19"/>
    </style:style>
    <style:style style:name="P22" style:family="paragraph" style:parent-style-name="Heading_20_2">
      <style:text-properties officeooo:rsid="0019ee66" officeooo:paragraph-rsid="0019ee66"/>
    </style:style>
    <style:style style:name="P23" style:family="paragraph" style:parent-style-name="Heading_20_2">
      <style:text-properties officeooo:rsid="001ad351" officeooo:paragraph-rsid="001ad351"/>
    </style:style>
    <style:style style:name="P24"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officeooo:rsid="0012d7d5"/>
    </style:style>
    <style:style style:name="T2" style:family="text">
      <style:text-properties officeooo:rsid="0016c0f4"/>
    </style:style>
    <style:style style:name="T3" style:family="text">
      <style:text-properties officeooo:rsid="00264983"/>
    </style:style>
    <style:style style:name="T4" style:family="text">
      <style:text-properties officeooo:rsid="003315d3"/>
    </style:style>
    <style:style style:name="T5" style:family="text">
      <style:text-properties officeooo:rsid="0034e044"/>
    </style:style>
    <style:style style:name="T6" style:family="text">
      <style:text-properties officeooo:rsid="003e4559"/>
    </style:style>
    <style:style style:name="T7" style:family="text">
      <style:text-properties officeooo:rsid="0043aa5e"/>
    </style:style>
    <style:style style:name="T8" style:family="text">
      <style:text-properties style:text-position="super 58%"/>
    </style:style>
    <style:style style:name="T9" style:family="text">
      <style:text-properties officeooo:rsid="004a8a07"/>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SIGEMAIL: <text:span text:style-name="T1">End-to-End Encrypted Email using the Signal Protocol</text:span></text:p>
      <text:p text:style-name="P2">John Agapeyev A00928238</text:p>
      <text:p text:style-name="P3">COMP8045 <text:span text:style-name="T2">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Table of Contents</text:p>
          </text:index-title>
          <text:p text:style-name="P20"><text:a xlink:type="simple" xlink:href="#__RefHeading___Toc216_2301110391" text:style-name="Index_20_Link" text:visited-style-name="Index_20_Link">Student Background<text:tab/>2</text:a></text:p>
          <text:p text:style-name="P20"><text:a xlink:type="simple" xlink:href="#__RefHeading___Toc218_2301110391" text:style-name="Index_20_Link" text:visited-style-name="Index_20_Link">Project Description<text:tab/>2</text:a></text:p>
          <text:p text:style-name="P20"><text:a xlink:type="simple" xlink:href="#__RefHeading___Toc224_2301110391" text:style-name="Index_20_Link" text:visited-style-name="Index_20_Link">Background<text:tab/>2</text:a></text:p>
          <text:p text:style-name="P24"><text:a xlink:type="simple" xlink:href="#__RefHeading___Toc226_2301110391" text:style-name="Index_20_Link" text:visited-style-name="Index_20_Link">Design Decisions<text:tab/>3</text:a></text:p>
          <text:p text:style-name="P24"><text:a xlink:type="simple" xlink:href="#__RefHeading___Toc228_2301110391" text:style-name="Index_20_Link" text:visited-style-name="Index_20_Link">Feasibility Assessment Report<text:tab/>3</text:a></text:p>
          <text:p text:style-name="P24"><text:a xlink:type="simple" xlink:href="#__RefHeading___Toc230_2301110391" text:style-name="Index_20_Link" text:visited-style-name="Index_20_Link">Analysis Patterns<text:tab/>3</text:a></text:p>
          <text:p text:style-name="P24"><text:a xlink:type="simple" xlink:href="#__RefHeading___Toc232_2301110391" text:style-name="Index_20_Link" text:visited-style-name="Index_20_Link">Entity Relations<text:tab/>3</text:a></text:p>
          <text:p text:style-name="P24"><text:a xlink:type="simple" xlink:href="#__RefHeading___Toc234_2301110391" text:style-name="Index_20_Link" text:visited-style-name="Index_20_Link">Context Diagram<text:tab/>3</text:a></text:p>
          <text:p text:style-name="P24"><text:a xlink:type="simple" xlink:href="#__RefHeading___Toc236_2301110391" text:style-name="Index_20_Link" text:visited-style-name="Index_20_Link">Data Flow Diagram<text:tab/>3</text:a></text:p>
          <text:p text:style-name="P24"><text:a xlink:type="simple" xlink:href="#__RefHeading___Toc238_2301110391" text:style-name="Index_20_Link" text:visited-style-name="Index_20_Link">Network Diagram<text:tab/>3</text:a></text:p>
          <text:p text:style-name="P24"><text:a xlink:type="simple" xlink:href="#__RefHeading___Toc240_2301110391" text:style-name="Index_20_Link" text:visited-style-name="Index_20_Link">User manual<text:tab/>3</text:a></text:p>
          <text:p text:style-name="P24"><text:a xlink:type="simple" xlink:href="#__RefHeading___Toc242_2301110391" text:style-name="Index_20_Link" text:visited-style-name="Index_20_Link">Testing<text:tab/>3</text:a></text:p>
          <text:p text:style-name="P24"><text:a xlink:type="simple" xlink:href="#__RefHeading___Toc244_2301110391" text:style-name="Index_20_Link" text:visited-style-name="Index_20_Link">Future Developments<text:tab/>3</text:a></text:p>
          <text:p text:style-name="P24"><text:a xlink:type="simple" xlink:href="#__RefHeading___Toc246_2301110391" text:style-name="Index_20_Link" text:visited-style-name="Index_20_Link">Timeline<text:tab/>4</text:a></text:p>
          <text:p text:style-name="P20"><text:a xlink:type="simple" xlink:href="#__RefHeading___Toc248_2301110391" text:style-name="Index_20_Link" text:visited-style-name="Index_20_Link">Conclusion<text:tab/>4</text:a></text:p>
          <text:p text:style-name="P20"><text:a xlink:type="simple" xlink:href="#__RefHeading___Toc250_2301110391" text:style-name="Index_20_Link" text:visited-style-name="Index_20_Link">Appendix A<text:tab/>4</text:a></text:p>
        </text:index-body>
      </text:table-of-content>
      <text:p text:style-name="P4"/>
      <text:h text:style-name="P18" text:outline-level="1"><text:bookmark-start text:name="__RefHeading___Toc216_2301110391"/>Student Background<text:bookmark-end text:name="__RefHeading___Toc216_2301110391"/></text:h>
      <text:p text:style-name="P15">John is in his 4<text:span text:style-name="T8">th</text:span> year as a student at BCIT, <text:span text:style-name="T9">and is currently enrolled in the Bachelor of Technology Degree for Computer Systems, with a specialization of Network Security and Administration. Previously he completed a Diploma in Computer Systems Technology in the Data Communications and Inter-networking option.</text:span></text:p>
      <text:h text:style-name="Heading_20_1" text:outline-level="1"><text:bookmark-start text:name="__RefHeading___Toc218_2301110391"/>Project <text:span text:style-name="T7">Description</text:span><text:bookmark-end text:name="__RefHeading___Toc218_2301110391"/></text:h>
      <text:p text:style-name="P13">SIGEMAIL is a tool for End-To-End encrypted email communications using the Signal Protocol. </text:p>
      <text:h text:style-name="Heading_20_1" text:outline-level="1"><text:bookmark-start text:name="__RefHeading___Toc224_2301110391"/>Background<text:bookmark-end text:name="__RefHeading___Toc224_2301110391"/></text:h>
      <text:p text:style-name="P9">Email as a service has been around since the 1970’s, with experimental usage going back to the 1960’s. It has existed longer than the internet, and is a major backbone of communication to this day. <text:span text:style-name="T3">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0"><text:span text:style-name="T3">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span></text:p>
      <text:p text:style-name="P10"><text:span text:style-name="T3">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span></text:p>
      <text:p text:style-name="P11">One of the <text:span text:style-name="T4">best well-known</text:span> End-To-End encrypted communication systems <text:span text:style-name="T4">is</text:span> PGP. <text:span text:style-name="T5">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2"><text:soft-page-break/>The issue with PGP is the reliance on manual key management, and when it comes to security, users are the weakest point. <text:span text:style-name="T6">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21" text:outline-level="2"><text:bookmark-start text:name="__RefHeading___Toc226_2301110391"/>Design Decisions<text:bookmark-end text:name="__RefHeading___Toc226_2301110391"/></text:h>
      <text:p text:style-name="P6">Fdsa</text:p>
      <text:h text:style-name="P21" text:outline-level="2"><text:bookmark-start text:name="__RefHeading___Toc228_2301110391"/>Feasibility Assessment Report<text:bookmark-end text:name="__RefHeading___Toc228_2301110391"/></text:h>
      <text:p text:style-name="P6">Fdsa</text:p>
      <text:h text:style-name="Heading_20_2" text:outline-level="2"><text:bookmark-start text:name="__RefHeading___Toc230_2301110391"/>Analysis Patterns<text:bookmark-end text:name="__RefHeading___Toc230_2301110391"/></text:h>
      <text:p text:style-name="P6">Fdsa</text:p>
      <text:h text:style-name="P21" text:outline-level="2"><text:bookmark-start text:name="__RefHeading___Toc232_2301110391"/>Entity Relations<text:bookmark-end text:name="__RefHeading___Toc232_2301110391"/></text:h>
      <text:p text:style-name="P6">Fdas</text:p>
      <text:h text:style-name="P21" text:outline-level="2"><text:bookmark-start text:name="__RefHeading___Toc234_2301110391"/>Context Diagram<text:bookmark-end text:name="__RefHeading___Toc234_2301110391"/></text:h>
      <text:p text:style-name="P6">Fdsa</text:p>
      <text:h text:style-name="P21" text:outline-level="2"><text:bookmark-start text:name="__RefHeading___Toc236_2301110391"/>Data Flow Diagram<text:bookmark-end text:name="__RefHeading___Toc236_2301110391"/></text:h>
      <text:p text:style-name="P6">Fds</text:p>
      <text:h text:style-name="P21" text:outline-level="2"><text:bookmark-start text:name="__RefHeading___Toc238_2301110391"/>Network Diagram<text:bookmark-end text:name="__RefHeading___Toc238_2301110391"/></text:h>
      <text:p text:style-name="P6">Fdsa</text:p>
      <text:h text:style-name="P21" text:outline-level="2"><text:bookmark-start text:name="__RefHeading___Toc240_2301110391"/>User manual<text:bookmark-end text:name="__RefHeading___Toc240_2301110391"/></text:h>
      <text:p text:style-name="P6">Fdas</text:p>
      <text:h text:style-name="P22" text:outline-level="2"><text:bookmark-start text:name="__RefHeading___Toc242_2301110391"/>Testing<text:bookmark-end text:name="__RefHeading___Toc242_2301110391"/></text:h>
      <text:p text:style-name="P7">Fdas</text:p>
      <text:h text:style-name="P23" text:outline-level="2"><text:bookmark-start text:name="__RefHeading___Toc244_2301110391"/><text:soft-page-break/>Future Developments<text:bookmark-end text:name="__RefHeading___Toc244_2301110391"/></text:h>
      <text:p text:style-name="P8">Fdsa</text:p>
      <text:h text:style-name="P23" text:outline-level="2"><text:bookmark-start text:name="__RefHeading___Toc246_2301110391"/>Timeline<text:bookmark-end text:name="__RefHeading___Toc246_2301110391"/></text:h>
      <text:p text:style-name="P8">Fdsa</text:p>
      <text:p text:style-name="P5"/>
      <text:h text:style-name="P17" text:outline-level="1"><text:bookmark-start text:name="__RefHeading___Toc248_2301110391"/>Conclusion<text:bookmark-end text:name="__RefHeading___Toc248_2301110391"/></text:h>
      <text:p text:style-name="P5">Fdsa</text:p>
      <text:p text:style-name="P5"/>
      <text:h text:style-name="P17" text:outline-level="1"><text:bookmark-start text:name="__RefHeading___Toc250_2301110391"/>Appendix A<text:bookmark-end text:name="__RefHeading___Toc250_2301110391"/></text:h>
      <text:p text:style-name="P5">fd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loext:footer-first>
        <text:p text:style-name="MP1"><text:page-number text:select-page="current">1</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8-09-27T16:49:54.524219476</dc:date>
    <meta:editing-duration>PT1H7M41S</meta:editing-duration>
    <meta:editing-cycles>42</meta:editing-cycles>
    <meta:generator>LibreOffice/6.1.1.2$Linux_X86_64 LibreOffice_project/10$Build-2</meta:generator>
    <meta:document-statistic meta:table-count="0" meta:image-count="0" meta:object-count="0" meta:page-count="6" meta:paragraph-count="58" meta:word-count="677" meta:character-count="4252" meta:non-whitespace-character-count="3629"/>
  </office:meta>
</office:document-meta>
</file>